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Руководство по разворачиванию программы «Минипортал».</text:p>
      <text:p text:style-name="Standard"/>
      <text:p text:style-name="Standard">Подготовительные действия.</text:p>
      <text:p text:style-name="Standard">Для того чтобы программы заработала на Вашем сервере необходимо выполнить следующие условия :</text:p>
      <text:list xml:id="list462627946" text:style-name="L1">
        <text:list-item>
          <text:p text:style-name="P1">Выбрать сервер MS на котором развернута операционная система не ниже MS Server 2008 R2 Standad</text:p>
        </text:list-item>
        <text:list-item>
          <text:p text:style-name="P1">Если на этом сервере нет, то добавить Web Server (IIS) role и .NET Framework 3.5.1 Features</text:p>
        </text:list-item>
        <text:list-item>
          <text:p text:style-name="P1">Принять решение откуда программа «Минипортал» будет загружать esri javascript api 3.7. это решение повлияет на процедуру развертывания программы <text:s/>«Минипортал»</text:p>
        </text:list-item>
        <text:list-item>
          <text:p text:style-name="P1">Т.н «базовые карты», которые программа <text:s/>«Минипортал» использует в качестве подложки грузятся с серверов <text:s/>esri. Соответвенно без доступа к Интернет программа «Минипортал» не работает.</text:p>
        </text:list-item>
      </text:list>
      <text:p text:style-name="Standard"/>
      <text:p text:style-name="Standard">Основные действия по настройке программы «Минипортал».</text:p>
      <text:p text:style-name="Standard">1. Определяем каталог в котором будет находится программа.</text:p>
      <text:p text:style-name="Standard">Предположим, что wwwroot вашего IIS находится в директории C:\inetpub\wwwroot. В этом случае Вам нужно распаковать архив с программой «Минипортал» в каталог <text:s/>C:\inetpub\wwwroot\miniportal таким образом чтобы файл index.html находился по следующему пути C:\inetpub\wwwroot\miniportal\index.html</text:p>
      <text:p text:style-name="Standard">2. Производим настройку index.html в части настройки esri javascript api 3.7. <text:s/>1-ый это когда используется тот же сервер на котором работает программа «Минипортал». В этом случае </text:p>
      <text:p text:style-name="Standard"><text:s/>а. Выкачиваем последнее api (arcgis_js_v37_api.zip) с сайта http://www.esri.com/apps/products/download/index.cfm?fuseaction=download.all</text:p>
      <text:p text:style-name="Standard"><text:s/>б. Распаковываем каталог arcgis_js_api и кладем его на ваш IIS чтобы получилось так</text:p>
      <text:p text:style-name="Standard">C:\inetpub\wwwroot\arcgis_js_api\library</text:p>
      <text:p text:style-name="Standard">C:\inetpub\wwwroot\arcgis_js_api\library\3.7\3.7\js\dojo\dojo</text:p>
      <text:p text:style-name="Standard">C:\inetpub\wwwroot\arcgis_js_api\library\3.7\3.7compact\js\dojo\dojo</text:p>
      <text:p text:style-name="Standard"><text:s/>в. Проверяем доступность с клиентской машины</text:p>
      <text:p text:style-name="Standard">http://xz.host/arcgis_js_api/library/3.7/3.7/init.js</text:p>
      <text:p text:style-name="Standard">http://xz.host/arcgis_js_api/library/3.7/3.7compact/init.js</text:p>
      <text:p text:style-name="Standard"><text:s/>г. Правим файлы</text:p>
      <text:p text:style-name="Standard">C:\inetpub\wwwroot\arcgis_js_api\library\3.7\3.7\init.js</text:p>
      <text:p text:style-name="Standard">C:\inetpub\wwwroot\arcgis_js_api\library\3.7\3.7\js\dojo\dojo\dojo.js</text:p>
      <text:p text:style-name="Standard">Ищем строку [HOSTNAME_AND_PATH_TO_JSAPI]js/dojo/dojo и заменяем ее</text:p>
      <text:p text:style-name="Standard">xz.host/arcgis_js_api/library/3.7/3.7/js/dojo/dojo</text:p>
      <text:p text:style-name="Standard">е. Правим файлы</text:p>
      <text:p text:style-name="Standard">C:\inetpub\wwwroot\arcgis_js_api\library\3.7\3.7compact\init.js</text:p>
      <text:p text:style-name="Standard">C:\inetpub\wwwroot\arcgis_js_api\library\3.7\3.7compact\js\dojo\dojo\dojo.js</text:p>
      <text:p text:style-name="Standard">Ищем строку [HOSTNAME_AND_PATH_TO_JSAPI]js/dojo/dojo и заменяем ее</text:p>
      <text:p text:style-name="Standard">xz.host/arcgis_js_api/library/3.7/3.7compact/js/dojo/dojo</text:p>
      <text:p text:style-name="Standard">ж. Проверяем работоспособность с клиентской машины</text:p>
      <text:p text:style-name="Standard"><text:s text:c="2"/>- создаем на сервере http://xz.host/test.htm</text:p>
      <text:p text:style-name="Standard">&lt;!DOCTYPE HTML PUBLIC "-//W3C//DTD HTML 4.01//EN" "http://www.w3.org/TR/html4/strict.dtd"&gt;</text:p>
      <text:p text:style-name="Standard">&lt;html&gt;</text:p>
      <text:p text:style-name="Standard"><text:s text:c="2"/>&lt;head&gt;</text:p>
      <text:p text:style-name="Standard"><text:s text:c="4"/>&lt;meta http-equiv="Content-Type" content="text/html; charset=utf-8"/&gt;</text:p>
      <text:p text:style-name="Standard"><text:s text:c="4"/>&lt;title&gt;Simple Map&lt;/title&gt;</text:p>
      <text:p text:style-name="Standard"><text:s text:c="4"/>&lt;link rel="stylesheet" type="text/css" href="http://xz.host/arcgis_js_api/library/3.7/3.7/js/dojo/dijit/themes/tundra/tundra.css"/&gt;</text:p>
      <text:p text:style-name="Standard"><text:soft-page-break/><text:s text:c="4"/>&lt;link rel="stylesheet" type="text/css" href="http://xz.host/arcgis_js_api/library/3.7/3.7/js/esri/css/esri.css" /&gt;</text:p>
      <text:p text:style-name="Standard"><text:s text:c="4"/>&lt;script type="text/javascript" src="http://xz.host/arcgis_js_api/library/3.7/3.7/init.js"&gt;&lt;/script&gt;</text:p>
      <text:p text:style-name="Standard"><text:s text:c="4"/>&lt;script type="text/javascript"&gt;</text:p>
      <text:p text:style-name="Standard"><text:s text:c="6"/>dojo.require("esri.map");</text:p>
      <text:p text:style-name="Standard"><text:s text:c="6"/>function init() {</text:p>
      <text:p text:style-name="Standard"><text:s text:c="8"/>var myMap = new esri.Map("mapDiv");</text:p>
      <text:p text:style-name="Standard"><text:s text:c="8"/>//note that if you do not have public Internet access then you will need to point this url to your own locally accessible cached service.</text:p>
      <text:p text:style-name="Standard"><text:s text:c="8"/>var myTiledMapServiceLayer = new esri.layers.ArcGISTiledMapServiceLayer("http://server.arcgisonline.com/ArcGIS/rest/services/NGS_Topo_US_2D/MapServer");</text:p>
      <text:p text:style-name="Standard"><text:s text:c="8"/>myMap.addLayer(myTiledMapServiceLayer);</text:p>
      <text:p text:style-name="Standard"><text:s text:c="6"/>}</text:p>
      <text:p text:style-name="Standard"><text:s text:c="6"/>dojo.addOnLoad(init);</text:p>
      <text:p text:style-name="Standard"><text:s text:c="4"/>&lt;/script&gt;</text:p>
      <text:p text:style-name="Standard"><text:s text:c="2"/>&lt;/head&gt;</text:p>
      <text:p text:style-name="Standard"><text:s text:c="2"/>&lt;body class="tundra"&gt;</text:p>
      <text:p text:style-name="Standard"><text:s text:c="4"/>&lt;div id="mapDiv" style="width:900px; height:600px; border:1px solid #000;"&gt;&lt;/div&gt;</text:p>
      <text:p text:style-name="Standard"><text:s text:c="2"/>&lt;/body&gt;</text:p>
      <text:p text:style-name="Standard">&lt;/html&gt;</text:p>
      <text:p text:style-name="Standard">И заходим на эту страницу с клиентской машины.</text:p>
      <text:p text:style-name="Standard">Если все работает без ошибок то изменяем строки в index.html. <text:s/></text:p>
      <text:p text:style-name="Standard">Что изменить в C:\inetpub\wwwroot\miniportal\index.html </text:p>
      <text:p text:style-name="Standard">cgis.allgis.org на Ваш сервер в следующих строках</text:p>
      <text:p text:style-name="Standard"><text:s text:c="4"/>&lt;link rel="stylesheet" type="text/css" href="http://cgis.allgis.org/arcgis_js_api/library/3.7/3.7/js/dojo/dijit/themes/claro/claro.css"&gt;</text:p>
      <text:p text:style-name="Standard"><text:s text:c="4"/>&lt;link rel="stylesheet" type="text/css" href="http://cgis.allgis.org/arcgis_js_api/library/3.7/3.7/js/dojo/dijit/themes/claro/document.css"&gt;</text:p>
      <text:p text:style-name="Standard"><text:s text:c="4"/>&lt;link rel="stylesheet" type="text/css" href="http://cgis.allgis.org/arcgis_js_api/library/3.7/3.7/js/dojo/dojox/layout/resources/FloatingPane.css"&gt;</text:p>
      <text:p text:style-name="Standard"><text:s text:c="4"/>&lt;link rel="stylesheet" type="text/css" href="http://cgis.allgis.org/arcgis_js_api/library/3.7/3.7/js/esri/css/esri.css" /&gt;</text:p>
      <text:p text:style-name="Standard"><text:s text:c="4"/></text:p>
      <text:p text:style-name="Standard"><text:s text:c="4"/>&lt;script type="text/javascript" src="http://cgis.allgis.org/arcgis_js_api/library/3.7/3.7/init.js"&gt; &lt;/script&gt;</text:p>
      <text:p text:style-name="Standard"/>
      <text:p text:style-name="Standard">2-ой это когда esri javascript api <text:s/>берется с серверов esri. </text:p>
      <text:p text:style-name="Standard">Что изменить в C:\inetpub\wwwroot\miniportal\index.html</text:p>
      <text:p text:style-name="Standard">http://cgis.allgis.org/arcgis_js_api/library/3.7/3.7/ на //js.arcgis.com/3.7/ в тех же строках что и в примере выше чтобы получилось так</text:p>
      <text:p text:style-name="Standard"><text:s text:c="4"/>&lt;link rel="stylesheet" type="text/css" href="//js.arcgis.com/3.7/js/dojo/dijit/themes/claro/claro.css"&gt;</text:p>
      <text:p text:style-name="Standard"><text:s text:c="4"/>&lt;link rel="stylesheet" type="text/css" href="//js.arcgis.com/3.7/js/dojo/dijit/themes/claro/document.css"&gt;</text:p>
      <text:p text:style-name="Standard"><text:s text:c="4"/>&lt;link rel="stylesheet" type="text/css" href="//js.arcgis.com/3.7/js/dojo/dojox/layout/resources/FloatingPane.css"&gt;</text:p>
      <text:p text:style-name="Standard"><text:s text:c="4"/>&lt;link rel="stylesheet" type="text/css" href="//js.arcgis.com/3.7/js/esri/css/esri.css" /&gt;</text:p>
      <text:p text:style-name="Standard"><text:s text:c="4"/></text:p>
      <text:p text:style-name="Standard"><text:s text:c="4"/>&lt;script type="text/javascript" src="//js.arcgis.com/3.7/"&gt; <text:s text:c="3"/>&lt;/script&gt;</text:p>
      <text:p text:style-name="Standard"/>
      <text:p text:style-name="Standard"><text:soft-page-break/>2. Производим настройку работоспособности кнопки Добавить-Добавить слой из библиотеки слоев C:\inetpub\wwwroot\miniportal\mapservices.list.xml</text:p>
      <text:p text:style-name="Standard">В этом файле описываются элементы библиотеки в виде секций &lt;Layer&gt;&lt;/Layer&gt;, которых может быть много.</text:p>
      <text:p text:style-name="Standard">Опишем что писать в каждой из таких секций примере одной секции</text:p>
      <text:p text:style-name="Standard">&lt;Layer type="ArcGISDynamicMapServiceLayer"</text:p>
      <text:p text:style-name="Standard"><text:tab/>id="AdmTerUnits"</text:p>
      <text:p text:style-name="Standard"><text:tab/>name="Административные образования"</text:p>
      <text:p text:style-name="Standard"><text:tab/>topic="Внутренние службы Орла"</text:p>
      <text:p text:style-name="Standard">preview="http://cgis.allgis.org/miniportal/images/pic.jpg"&gt;</text:p>
      <text:p text:style-name="Standard"><text:tab/>http://cgis.allgis.org/arcgis/rest/services/Административные_образования/MapServer</text:p>
      <text:p text:style-name="Standard">&lt;/Layer&gt;</text:p>
      <text:p text:style-name="Standard">Параметр type="ArcGISDynamicMapServiceLayer" можно не изменять.</text:p>
      <text:p text:style-name="Standard">Параметр id="AdmTerUnits" должен быть уникальным для всех групп &lt;Layer&gt;&lt;/Layer&gt;</text:p>
      <text:p text:style-name="Standard">Параметр topic="Внутренние службы Орла" задает имя раздела библиотеки. Соответственно все группы &lt;Layer&gt;&lt;/Layer&gt; у которых он одинаковый будут сгруппированы по имени этого <text:s/>topic.</text:p>
      <text:p text:style-name="Standard">Параметр name="Административные образования" задает подпись элемента библиотеки.</text:p>
      <text:p text:style-name="Standard">Параметр preview="http://cgis.allgis.org/miniportal/images/pic.jpg" задает картинку для элемента библиотеки. Для «красивого» расположения картинки в разделе библиотеки рекомендовано при ее создании выбирать размер 200х150.</text:p>
      <text:p text:style-name="Standard"/>
      <text:p text:style-name="Standard">3. Производим настройку работоспособности служб geometry, printTask, geocode путем внесения из изменений в <text:s/>C:\inetpub\wwwroot\miniportal\commonConfig.js</text:p>
      <text:p text:style-name="Standard">Что изменить в C:\inetpub\wwwroot\miniportal\commonConfig.js</text:p>
      <text:p text:style-name="Standard">http://cgis.allgis.org/ на //utility.arcgisonline.com/ чтобы получилось так</text:p>
      <text:p text:style-name="Standard"><text:s text:c="7"/>geometry:{</text:p>
      <text:p text:style-name="Standard"><text:s text:c="8"/>url: location.protocol + "//utility.arcgisonline.com/ArcGIS/rest/services/Geometry/GeometryServer"</text:p>
      <text:p text:style-name="Standard"><text:s text:c="7"/>},</text:p>
      <text:p text:style-name="Standard"><text:s text:c="7"/>printTask: {</text:p>
      <text:p text:style-name="Standard"><text:s text:c="8"/>url: location.protocol + "//utility.arcgisonline.com/arcgis/rest/services/Utilities/PrintingTools/GPServer/Export%20Web%20Map%20Task"</text:p>
      <text:p text:style-name="Standard"><text:s text:c="7"/>},</text:p>
      <text:p text:style-name="Standard"><text:s text:c="7"/>geocode: [{</text:p>
      <text:p text:style-name="Standard"><text:s text:c="8"/>url: location.protocol + "//geocode.arcgis.com/arcgis/rest/services/World/GeocodeServer"</text:p>
      <text:p text:style-name="Standard"/>
      <text:p text:style-name="Standard">так же вы можете заменить http://cgis.allgis.org/ на Ваш серврер при условии что на нем развернут ArcGIS Server.</text:p>
      <text:p text:style-name="Standard"/>
      <text:p text:style-name="Standard">4. Производим настройку работоспособности кнопки «Справка»</text:p>
      <text:p text:style-name="Standard">Что изменить в C:\inetpub\wwwroot\miniportal\documentation\help.html</text:p>
      <text:p text:style-name="Standard">cgis.allgis.org на Ваш сервер в следующих строках</text:p>
      <text:p text:style-name="Standard"><text:tab/>&lt;link href="http://cgis.allgis.org/miniportal/bootstrap/css/bootstrap.min.css" rel="stylesheet" type="text/css" /&gt;</text:p>
      <text:p text:style-name="Standard"><text:tab/>&lt;link href="http://cgis.allgis.org/miniportal/bootstrap/css/bootstrap-responsive.min.css" rel="stylesheet" type="text/css" /&gt;</text:p>
      <text:p text:style-name="Standard">&lt;script src="http://cgis.allgis.org/miniportal/bootstrap/js/bootstrap.min.js"&gt;&lt;/script&gt; </text:p>
      <text:p text:style-name="Standard">Что изменить в C:\inetpub\wwwroot\miniportal\index.html</text:p>
      <text:p text:style-name="Standard">cgis.allgis.org на Ваш сервер в следующих строках</text:p>
      <text:p text:style-name="Standard"><text:s text:c="8"/>link1: {</text:p>
      <text:p text:style-name="Standard"><text:soft-page-break/><text:s text:c="10"/>url: 'http://cgis.allgis.org/miniportal/documentation/help.html',</text:p>
      <text:p text:style-name="Standard"><text:s text:c="10"/>text: 'Справка'</text:p>
      <text:p text:style-name="Standard"><text:s text:c="8"/>},</text:p>
      <text:p text:style-name="Standard">5. Производим настройку работоспособности кнопки «Содержание» при отсутствии слоев карты </text:p>
      <text:p text:style-name="Standard">Что изменить в C:\inetpub\wwwroot\miniportal\javascript\toc\agsjs\dijit\TOC.js</text:p>
      <text:p text:style-name="Standard">cgis.allgis.org на Ваш сервер в следующих строках</text:p>
      <text:p text:style-name="Standard">'&lt;p&gt;Полную справку о программе можно получить здесь - &lt;a href="http://cgis.allgis.org/miniportal/documentation/help.html" target="_blank"&gt;<text:a xlink:type="simple" xlink:href="http://cgis.allgis.org/miniportal/documentation/help.html">http://cgis.allgis.org/miniportal/documentation/help.html</text:a></text:p>
      <text:p text:style-name="Standard"/>
      <text:p text:style-name="Standard">6. Производим настройку работоспособности кнопки <text:s/>Добавить-Добавить слой с ГИС сервера</text:p>
      <text:p text:style-name="Standard">Что изменить в C:\inetpub\wwwroot\miniportal\javascript\vs\dijit\templates\agsdir.html</text:p>
      <text:p text:style-name="Standard">cgis.allgis.org на Ваш сервер в следующих строках</text:p>
      <text:p text:style-name="Standard">&lt;a target="_blank" href="http://cgis.allgis.org/miniportal/documentation/help.html#id43"&gt;Как это работает&lt;/a&gt;</text:p>
      <text:p text:style-name="Standard"/>
      <text:p text:style-name="Standard">7. Производим настройку работоспособности кнопки <text:s/>Добавить-Добавить слой из Интернета</text:p>
      <text:p text:style-name="Standard">Что изменить в C:\inetpub\wwwroot\miniportal\index.html</text:p>
      <text:p text:style-name="Standard">cgis.allgis.org на Ваш сервер в следующих строках</text:p>
      <text:p text:style-name="Standard">&lt;a target="_blank" href="http://cgis.allgis.org/miniportal/documentation/help.html#id4"&gt;Как это работает&lt;/a&gt;</text:p>
      <text:p text:style-name="Standard"/>
      <text:p text:style-name="Standard">8. Производим настройку работоспособности кнопки <text:s/>«Ссылка»</text:p>
      <text:p text:style-name="Standard">Что изменить в C:\inetpub\wwwroot\miniportal\javascript\vs\mpvlib.js</text:p>
      <text:p text:style-name="Standard">cgis.allgis.org на Ваш сервер в следующих строках</text:p>
      <text:p text:style-name="Standard">'&lt;td align="left"&gt;&lt;a target="_blank" href="http://cgis.allgis.org/miniportal/documentation/help.html#id9"&gt;Как это работает&lt;/a&gt;&lt;/td&gt;'</text:p>
      <text:p text:style-name="Standard">Что изменить в C:\inetpub\wwwroot\miniportal\store\store.config</text:p>
      <text:p text:style-name="Standard">в строке fileStoragePath: "<text:a xlink:type="simple" xlink:href="../../../../../../../../c:/t/miniportalstore">c:/t/miniportalstore</text:a>" задается каталог в котором будут создаваться файлы содержащие информацию о сохраненных картах. Этот каталог нужно создать либо поменять на уже существующий.</text:p>
      <text:p text:style-name="Standard"/>
      <text:p text:style-name="Standard">9. Производим настройку работоспособности иконки страницы которая будет отображаться на закладке браузера (т. н. favicon.ico)</text:p>
      <text:p text:style-name="Standard">Что изменить в C:\inetpub\wwwroot\miniportal\index.html</text:p>
      <text:p text:style-name="Standard">cgis.allgis.org на Ваш сервер в следующих строках</text:p>
      <text:p text:style-name="Standard">&lt;link rel="icon" href="http://cgis.allgis.org/miniportal/favicon.ico" type="image/vnd.microsoft.icon"&gt;</text:p>
      <text:p text:style-name="Standard"/>
      <text:p text:style-name="Standard">10. Публикация веб приложений.</text:p>
      <text:p text:style-name="Standard">В своей работе программа «Минипортал» использует два <text:s/>веб приложения, которые нужно опубликовать на вашем сервере IIS</text:p>
      <text:p text:style-name="Standard">Для этого нужно запустить оснастку IIS и преобразовать в приложение каталоги</text:p>
      <text:list xml:id="list1985648855" text:style-name="L2">
        <text:list-item>
          <text:p text:style-name="P2">C:\inetpub\wwwroot\miniportal\jsproxy</text:p>
        </text:list-item>
        <text:list-item>
          <text:p text:style-name="P2">C:\inetpub\wwwroot\miniportal\stor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4:52:28</meta:creation-date>
    <dc:date>2013-11-12T13:18:06</dc:date>
    <meta:editing-duration>PT3H23M5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4" meta:paragraph-count="139" meta:word-count="838" meta:character-count="9809" meta:non-whitespace-character-count="9366"/>
  </office:meta>
</office:document-meta>
</file>